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Georgia, 'Times New Roman',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746c8" officeooo:paragraph-rsid="001746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e of the brood of an indomitable evil cursing her home. Her saving grace is her mother the Yellow's complete disinterest in raising her progeny. <text:s/>Flynn is a large eyed black-feathered saurid with a small stature half the size of a human. Though as tall as a human in length considering her feathery tail. At the head her black conical teeth show with great frequency if hardly bare against the cobalt flesh. The bright blue blood coursing through her show most against veins in her black irses. There isn't much hidden to the imagination on the well feathered body. She suffers no clothing except for a well-anchored backpack. The forest green material or its red and blue stains never quite dry.</text:p>
      <text:p text:style-name="P1"/>
      <text:p text:style-name="P1">[b]Personality:[/b] Flynn while a boisterous soul lacks most sense of terror. Quite a good thing with the nature of the world she must search for artifacts. Her demeanor can be amoral at times and lacks an accusatory nature. Often she finds herself permitted into places she ought not go. Many of the twitch to witch she serves things of study suspect some part of her blood for the disarming nature.</text:p>
      <text:p text:style-name="P1"/>
      <text:p text:style-name="P1">[b]Equipment and abilities:[/b] </text:p>
      <text:p text:style-name="P1"/>
      <text:p text:style-name="P1">Thane. This creature is a hairworm native to the dangerous place in her plane called Losthome. A creature born of nature's tenacious denial of a vacuum inimical to all life. The worm gains its name from an amorphous nature splitting with ease into clouds of its parts. Flynn uses it as a resilient multitool for mundane use or for blood magic. As the worm grows it continues to gain power and is now able to locate objects to great range. The intelligent creature reads the world rather than sees it while helping Flynn. It often can discern lies of worldly illusions as it is capable of creating its own. It uses these illusions to communicate with its parts or in large to communicate to others.</text:p>
      <text:p text:style-name="P1"/>
      <text:p text:style-name="P1">Gansteel Implant. Flynn has an implant to house the hairworm in her own body. This was at first to avoid food in Losthome and enabled feeding the worm from her blood. Improvements that meld it with her bloodline serves as a locus for power. It enables channelling of spells with the death energy that suffuses her plane. Sources of raw magical energy like many in Losthome also allow for a caster of prodigious fire rates. Burning the energy off allows her to survive areas of undeath hazardous to most anyone else. If not her environment from the resulting damag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Georgia, 'Times New Roman',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22S</meta:editing-duration>
    <meta:editing-cycles>3</meta:editing-cycles>
    <meta:generator>LibreOffice/5.0.5.2$Windows_x86 LibreOffice_project/55b006a02d247b5f7215fc6ea0fde844b30035b3</meta:generator>
    <dc:date>2016-04-08T02:32:51.333000000</dc:date>
    <meta:document-statistic meta:table-count="0" meta:image-count="0" meta:object-count="0" meta:page-count="1" meta:paragraph-count="5" meta:word-count="418" meta:character-count="2392" meta:non-whitespace-character-count="1977"/>
    <meta:user-defined meta:name="Info 1"/>
    <meta:user-defined meta:name="Info 2"/>
    <meta:user-defined meta:name="Info 3"/>
    <meta:user-defined meta:name="Info 4"/>
  </office:meta>
</office:document-meta>
</file>